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403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403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403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403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403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403in" fo:border="none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403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403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403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403in" fo:border="none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403in" fo:border="none" style:writing-mode="pag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403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403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403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403in" fo:border="none" style:writing-mode="page"/>
    </style:style>
    <style:style style:name="P1" style:family="paragraph" style:parent-style-name="Standard">
      <style:text-properties style:font-name="Calibri" fo:font-style="italic" officeooo:rsid="001b3dd7" officeooo:paragraph-rsid="001b3dd7" style:font-style-asian="italic" style:font-style-complex="italic"/>
    </style:style>
    <style:style style:name="P2" style:family="paragraph" style:parent-style-name="Standard">
      <style:text-properties style:font-name="Calibri" fo:font-style="italic" officeooo:rsid="001b3dd7" officeooo:paragraph-rsid="001f75b4" style:font-style-asian="italic" style:font-style-complex="italic"/>
    </style:style>
    <style:style style:name="P3" style:family="paragraph" style:parent-style-name="Standard">
      <style:text-properties style:font-name="Calibri" officeooo:rsid="001b3dd7" officeooo:paragraph-rsid="001d74e4"/>
    </style:style>
    <style:style style:name="P4" style:family="paragraph" style:parent-style-name="Standard">
      <style:text-properties style:font-name="Calibri" officeooo:rsid="001b3dd7" officeooo:paragraph-rsid="001f75b4"/>
    </style:style>
    <style:style style:name="P5" style:family="paragraph" style:parent-style-name="Standard">
      <style:text-properties style:font-name="Calibri" fo:font-size="14pt" fo:font-weight="bold" officeooo:rsid="001b3dd7" officeooo:paragraph-rsid="001d74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14pt" fo:font-weight="bold" officeooo:rsid="001b3dd7" officeooo:paragraph-rsid="001f75b4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1f75b4"/>
    </style:style>
    <style:style style:name="P8" style:family="paragraph" style:parent-style-name="Standard">
      <style:text-properties style:font-name="Calibri" fo:font-weight="bold" officeooo:rsid="001b3dd7" officeooo:paragraph-rsid="001f75b4" style:font-weight-asian="bold" style:font-weight-complex="bold"/>
    </style:style>
    <style:style style:name="P9" style:family="paragraph" style:parent-style-name="Standard">
      <style:text-properties style:font-name="Calibri" fo:font-size="14pt" fo:font-weight="bold" officeooo:rsid="001c5188" officeooo:paragraph-rsid="001c5188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libri" fo:font-style="italic" fo:font-weight="bold" officeooo:rsid="001b3dd7" officeooo:paragraph-rsid="001c5188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Calibri" fo:font-style="italic" fo:font-weight="bold" officeooo:rsid="001b3dd7" officeooo:paragraph-rsid="001d74e4" style:font-style-asian="italic" style:font-weight-asian="bold" style:font-style-complex="italic" style:font-weight-complex="bold"/>
    </style:style>
    <style:style style:name="P12" style:family="paragraph" style:parent-style-name="Standard">
      <style:text-properties officeooo:paragraph-rsid="001d74e4"/>
    </style:style>
    <style:style style:name="P13" style:family="paragraph" style:parent-style-name="Heading_20_1">
      <style:paragraph-properties fo:text-align="center" style:justify-single-word="false"/>
      <style:text-properties style:font-name="Calibri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Calibri" officeooo:paragraph-rsid="001d74e4"/>
    </style:style>
    <style:style style:name="T1" style:family="text">
      <style:text-properties officeooo:rsid="001c51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74e4"/>
    </style:style>
    <style:style style:name="T4" style:family="text">
      <style:text-properties fo:font-size="18.2000007629395pt" fo:font-weight="bold" officeooo:rsid="001d74e4" style:font-name-asian="Noto Sans CJK SC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officeooo:rsid="001f75b4"/>
    </style:style>
    <style:style style:name="T6" style:family="text">
      <style:text-properties style:font-name="Calibri" fo:font-size="14pt" fo:font-weight="bold" officeooo:rsid="001b3dd7" style:font-size-asian="14pt" style:font-weight-asian="bold" style:font-size-complex="14pt" style:font-weight-complex="bold"/>
    </style:style>
    <style:style style:name="T7" style:family="text">
      <style:text-properties style:font-name="Calibri" fo:font-size="14pt" fo:font-weight="bold" officeooo:rsid="001f75b4" style:font-size-asian="14pt" style:font-weight-asian="bold" style:font-size-complex="14pt" style:font-weight-complex="bold"/>
    </style:style>
    <style:style style:name="T8" style:family="text">
      <style:text-properties style:font-name="Calibri" fo:font-style="italic" officeooo:rsid="001b3dd7" style:font-style-asian="italic" style:font-style-complex="italic"/>
    </style:style>
    <style:style style:name="T9" style:family="text">
      <style:text-properties style:font-name="Calibri" fo:font-style="italic" officeooo:rsid="002306bd" style:font-style-asian="italic" style:font-style-complex="italic"/>
    </style:style>
    <style:style style:name="T10" style:family="text">
      <style:text-properties style:font-name="Calibri" fo:font-style="italic" officeooo:rsid="0023d98a" style:font-style-asian="italic" style:font-style-complex="italic"/>
    </style:style>
    <style:style style:name="T11" style:family="text">
      <style:text-properties officeooo:rsid="002306bd"/>
    </style:style>
    <style:style style:name="T12" style:family="text">
      <style:text-properties officeooo:rsid="0023d9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Act One: Introduction Exposition and Inciting Incidents </text:h>
      <text:p text:style-name="P1">A short description of what happens in act one. <text:s/>An overview, if you will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646789351680">
          <table:table-cell table:style-name="Table1.A1" table:number-columns-spanned="2" office:value-type="string">
            <text:p text:style-name="P6">Scene One</text:p>
          </table:table-cell>
          <table:covered-table-cell/>
        </table:table-row>
        <table:table-row table:style-name="TableLine94646865238928">
          <table:table-cell table:style-name="Table1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825572432">
          <table:table-cell table:style-name="Table1.A1" office:value-type="string">
            <text:p text:style-name="P4"><text:span text:style-name="T2">Tension Level:</text:span> 0-10</text:p>
          </table:table-cell>
          <table:table-cell table:style-name="Table1.A1" office:value-type="string">
            <text:p text:style-name="P8">Tension Sources: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Line94646805734384">
          <table:table-cell table:style-name="Table2.A1" table:number-columns-spanned="2" office:value-type="string">
            <text:p text:style-name="P6">Scene <text:span text:style-name="T5">Two</text:span></text:p>
          </table:table-cell>
          <table:covered-table-cell/>
        </table:table-row>
        <table:table-row table:style-name="TableLine94646816763888">
          <table:table-cell table:style-name="Table2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816764192">
          <table:table-cell table:style-name="Table2.A1" office:value-type="string">
            <text:p text:style-name="P4"><text:span text:style-name="T2">Tension Level:</text:span> 0-10</text:p>
          </table:table-cell>
          <table:table-cell table:style-name="Table2.A1" office:value-type="string">
            <text:p text:style-name="P8">Tension Sources: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Line94646791622000">
          <table:table-cell table:style-name="Table3.A1" table:number-columns-spanned="2" office:value-type="string">
            <text:p text:style-name="P6">Scene <text:span text:style-name="T5">Three</text:span></text:p>
          </table:table-cell>
          <table:covered-table-cell/>
        </table:table-row>
        <table:table-row table:style-name="TableLine94646830203808">
          <table:table-cell table:style-name="Table3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830204112">
          <table:table-cell table:style-name="Table3.A1" office:value-type="string">
            <text:p text:style-name="P4"><text:span text:style-name="T2">Tension Level:</text:span> 0-10</text:p>
          </table:table-cell>
          <table:table-cell table:style-name="Table3.A1" office:value-type="string">
            <text:p text:style-name="P8">Tension Sources: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Line94646816828688">
          <table:table-cell table:style-name="Table4.A1" table:number-columns-spanned="2" office:value-type="string">
            <text:p text:style-name="P7"><text:span text:style-name="T6">Scene </text:span><text:span text:style-name="T7">Four</text:span></text:p>
          </table:table-cell>
          <table:covered-table-cell/>
        </table:table-row>
        <table:table-row table:style-name="TableLine94646769283584">
          <table:table-cell table:style-name="Table4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769283888">
          <table:table-cell table:style-name="Table4.A1" office:value-type="string">
            <text:p text:style-name="P4"><text:span text:style-name="T2">Tension Level:</text:span> 0-10</text:p>
          </table:table-cell>
          <table:table-cell table:style-name="Table4.A1" office:value-type="string">
            <text:p text:style-name="P8">Tension Sources: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 table:style-name="TableLine94646864497984">
          <table:table-cell table:style-name="Table5.A1" table:number-columns-spanned="2" office:value-type="string">
            <text:p text:style-name="P6">Scene <text:span text:style-name="T5">Five</text:span></text:p>
          </table:table-cell>
          <table:covered-table-cell/>
        </table:table-row>
        <table:table-row table:style-name="TableLine94646773390352">
          <table:table-cell table:style-name="Table5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773390656">
          <table:table-cell table:style-name="Table5.A1" office:value-type="string">
            <text:p text:style-name="P4"><text:span text:style-name="T2">Tension Level:</text:span> 0-10</text:p>
          </table:table-cell>
          <table:table-cell table:style-name="Table5.A1" office:value-type="string">
            <text:p text:style-name="P8">Tension Sources:</text:p>
          </table:table-cell>
        </table:table-row>
      </table:table>
      <text:p text:style-name="P8"/>
      <text:p text:style-name="P9">Other Notes for Act One:</text:p>
      <text:p text:style-name="P10"/>
      <text:p text:style-name="P10">a short description</text:p>
      <text:p text:style-name="P10"/>
      <text:h text:style-name="P14" text:outline-level="1">Act <text:span text:style-name="T3">Two</text:span>: <text:span text:style-name="T4">Conflict and Escalation</text:span> </text:h>
      <text:p text:style-name="P12"><text:span text:style-name="T8">A short description of what happens in act </text:span><text:span text:style-name="T9">two</text:span><text:span text:style-name="T8">. <text:s/>An overview, if you will</text:span></text:p>
      <text:p text:style-name="P3"/>
      <text:p text:style-name="P2"/>
      <table:table table:name="Table6" table:style-name="Table6">
        <table:table-column table:style-name="Table6.A"/>
        <table:table-column table:style-name="Table6.B"/>
        <table:table-row table:style-name="TableLine94646785187616">
          <table:table-cell table:style-name="Table6.A1" table:number-columns-spanned="2" office:value-type="string">
            <text:p text:style-name="P6">Scene One</text:p>
          </table:table-cell>
          <table:covered-table-cell/>
        </table:table-row>
        <table:table-row table:style-name="TableLine94646830206784">
          <table:table-cell table:style-name="Table6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830207040">
          <table:table-cell table:style-name="Table6.A1" office:value-type="string">
            <text:p text:style-name="P4"><text:span text:style-name="T2">Tension Level:</text:span> 0-10</text:p>
          </table:table-cell>
          <table:table-cell table:style-name="Table6.A1" office:value-type="string">
            <text:p text:style-name="P8">Tension Sources: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 table:style-name="TableLine94646830208096">
          <table:table-cell table:style-name="Table7.A1" table:number-columns-spanned="2" office:value-type="string">
            <text:p text:style-name="P6">Scene <text:span text:style-name="T5">Two</text:span></text:p>
          </table:table-cell>
          <table:covered-table-cell/>
        </table:table-row>
        <table:table-row table:style-name="TableLine94646793286400">
          <table:table-cell table:style-name="Table7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793286656">
          <table:table-cell table:style-name="Table7.A1" office:value-type="string">
            <text:p text:style-name="P4"><text:span text:style-name="T2">Tension Level:</text:span> 0-10</text:p>
          </table:table-cell>
          <table:table-cell table:style-name="Table7.A1" office:value-type="string">
            <text:p text:style-name="P8">Tension Sources: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 table:style-name="TableLine94646816790928">
          <table:table-cell table:style-name="Table8.A1" table:number-columns-spanned="2" office:value-type="string">
            <text:p text:style-name="P6">Scene <text:span text:style-name="T5">Three</text:span></text:p>
          </table:table-cell>
          <table:covered-table-cell/>
        </table:table-row>
        <table:table-row table:style-name="TableLine94646877106272">
          <table:table-cell table:style-name="Table8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877106576">
          <table:table-cell table:style-name="Table8.A1" office:value-type="string">
            <text:p text:style-name="P4"><text:span text:style-name="T2">Tension Level:</text:span> 0-10</text:p>
          </table:table-cell>
          <table:table-cell table:style-name="Table8.A1" office:value-type="string">
            <text:p text:style-name="P8">Tension Sources: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row table:style-name="TableLine94646886208320">
          <table:table-cell table:style-name="Table9.A1" table:number-columns-spanned="2" office:value-type="string">
            <text:p text:style-name="P7"><text:span text:style-name="T6">Scene </text:span><text:span text:style-name="T7">Four</text:span></text:p>
          </table:table-cell>
          <table:covered-table-cell/>
        </table:table-row>
        <table:table-row table:style-name="TableLine94646876975968">
          <table:table-cell table:style-name="Table9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876976272">
          <table:table-cell table:style-name="Table9.A1" office:value-type="string">
            <text:p text:style-name="P4"><text:span text:style-name="T2">Tension Level:</text:span> 0-10</text:p>
          </table:table-cell>
          <table:table-cell table:style-name="Table9.A1" office:value-type="string">
            <text:p text:style-name="P8">Tension Sources:</text:p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Line94646804449424">
          <table:table-cell table:style-name="Table10.A1" table:number-columns-spanned="2" office:value-type="string">
            <text:p text:style-name="P6">Scene <text:span text:style-name="T5">Five</text:span></text:p>
          </table:table-cell>
          <table:covered-table-cell/>
        </table:table-row>
        <table:table-row table:style-name="TableLine94646805491024">
          <table:table-cell table:style-name="Table10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805491328">
          <table:table-cell table:style-name="Table10.A1" office:value-type="string">
            <text:p text:style-name="P4"><text:span text:style-name="T2">Tension Level:</text:span> 0-10</text:p>
          </table:table-cell>
          <table:table-cell table:style-name="Table10.A1" office:value-type="string">
            <text:p text:style-name="P8">Tension Sources:</text:p>
          </table:table-cell>
        </table:table-row>
      </table:table>
      <text:p text:style-name="P8"/>
      <text:p text:style-name="P5"><text:span text:style-name="T1">Other Notes for Act </text:span><text:span text:style-name="T3">Two</text:span><text:span text:style-name="T1">:</text:span></text:p>
      <text:p text:style-name="P11"/>
      <text:p text:style-name="P11">a short description</text:p>
      <text:p text:style-name="P11"/>
      <text:h text:style-name="P14" text:outline-level="1">Act <text:span text:style-name="T3">Three</text:span>: <text:span text:style-name="T4">Resolution and Denouement</text:span> </text:h>
      <text:p text:style-name="P12"><text:span text:style-name="T8">A short description of what happens in act </text:span><text:span text:style-name="T10">three</text:span><text:span text:style-name="T8">. <text:s/>An overview, if you will</text:span></text:p>
      <text:p text:style-name="P3"/>
      <text:p text:style-name="P2"/>
      <table:table table:name="Table11" table:style-name="Table11">
        <table:table-column table:style-name="Table11.A"/>
        <table:table-column table:style-name="Table11.B"/>
        <table:table-row table:style-name="TableLine94646786717792">
          <table:table-cell table:style-name="Table11.A1" table:number-columns-spanned="2" office:value-type="string">
            <text:p text:style-name="P6">Scene One</text:p>
          </table:table-cell>
          <table:covered-table-cell/>
        </table:table-row>
        <table:table-row table:style-name="TableLine94646770635760">
          <table:table-cell table:style-name="Table11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770636912">
          <table:table-cell table:style-name="Table11.A1" office:value-type="string">
            <text:p text:style-name="P4"><text:span text:style-name="T2">Tension Level:</text:span> 0-10</text:p>
          </table:table-cell>
          <table:table-cell table:style-name="Table11.A1" office:value-type="string">
            <text:p text:style-name="P8">Tension Sources:</text:p>
          </table:table-cell>
        </table:table-row>
      </table:table>
      <text:p text:style-name="P2"/>
      <table:table table:name="Table12" table:style-name="Table12">
        <table:table-column table:style-name="Table12.A"/>
        <table:table-column table:style-name="Table12.B"/>
        <table:table-row table:style-name="TableLine94646785369744">
          <table:table-cell table:style-name="Table12.A1" table:number-columns-spanned="2" office:value-type="string">
            <text:p text:style-name="P6">Scene <text:span text:style-name="T5">Two</text:span></text:p>
          </table:table-cell>
          <table:covered-table-cell/>
        </table:table-row>
        <table:table-row table:style-name="TableLine94646881301792">
          <table:table-cell table:style-name="Table12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886239184">
          <table:table-cell table:style-name="Table12.A1" office:value-type="string">
            <text:p text:style-name="P4"><text:span text:style-name="T2">Tension Level:</text:span> 0-10</text:p>
          </table:table-cell>
          <table:table-cell table:style-name="Table12.A1" office:value-type="string">
            <text:p text:style-name="P8">Tension Sources:</text:p>
          </table:table-cell>
        </table:table-row>
      </table:table>
      <text:p text:style-name="P2"/>
      <table:table table:name="Table13" table:style-name="Table13">
        <table:table-column table:style-name="Table13.A"/>
        <table:table-column table:style-name="Table13.B"/>
        <table:table-row table:style-name="TableLine94646803076496">
          <table:table-cell table:style-name="Table13.A1" table:number-columns-spanned="2" office:value-type="string">
            <text:p text:style-name="P6">Scene <text:span text:style-name="T5">Three</text:span></text:p>
          </table:table-cell>
          <table:covered-table-cell/>
        </table:table-row>
        <table:table-row table:style-name="TableLine94646786520208">
          <table:table-cell table:style-name="Table13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786520512">
          <table:table-cell table:style-name="Table13.A1" office:value-type="string">
            <text:p text:style-name="P4"><text:span text:style-name="T2">Tension Level:</text:span> 0-10</text:p>
          </table:table-cell>
          <table:table-cell table:style-name="Table13.A1" office:value-type="string">
            <text:p text:style-name="P8">Tension Sources:</text:p>
          </table:table-cell>
        </table:table-row>
      </table:table>
      <text:p text:style-name="P2"/>
      <table:table table:name="Table14" table:style-name="Table14">
        <table:table-column table:style-name="Table14.A"/>
        <table:table-column table:style-name="Table14.B"/>
        <table:table-row table:style-name="TableLine94646877045584">
          <table:table-cell table:style-name="Table14.A1" table:number-columns-spanned="2" office:value-type="string">
            <text:p text:style-name="P7"><text:span text:style-name="T6">Scene </text:span><text:span text:style-name="T7">Four</text:span></text:p>
          </table:table-cell>
          <table:covered-table-cell/>
        </table:table-row>
        <table:table-row table:style-name="TableLine94646785195920">
          <table:table-cell table:style-name="Table14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785196224">
          <table:table-cell table:style-name="Table14.A1" office:value-type="string">
            <text:p text:style-name="P4"><text:span text:style-name="T2">Tension Level:</text:span> 0-10</text:p>
          </table:table-cell>
          <table:table-cell table:style-name="Table14.A1" office:value-type="string">
            <text:p text:style-name="P8">Tension Sources:</text:p>
          </table:table-cell>
        </table:table-row>
      </table:table>
      <text:p text:style-name="P2"/>
      <table:table table:name="Table15" table:style-name="Table15">
        <table:table-column table:style-name="Table15.A"/>
        <table:table-column table:style-name="Table15.B"/>
        <table:table-row table:style-name="TableLine94646785441200">
          <table:table-cell table:style-name="Table15.A1" table:number-columns-spanned="2" office:value-type="string">
            <text:p text:style-name="P6">Scene <text:span text:style-name="T5">Five</text:span></text:p>
          </table:table-cell>
          <table:covered-table-cell/>
        </table:table-row>
        <table:table-row table:style-name="TableLine94646773402064">
          <table:table-cell table:style-name="Table15.A1" table:number-columns-spanned="2" office:value-type="string">
            <text:p text:style-name="P2">a short description</text:p>
          </table:table-cell>
          <table:covered-table-cell/>
        </table:table-row>
        <table:table-row table:style-name="TableLine94646773402368">
          <table:table-cell table:style-name="Table15.A1" office:value-type="string">
            <text:p text:style-name="P4"><text:span text:style-name="T2">Tension Level:</text:span> 0-10</text:p>
          </table:table-cell>
          <table:table-cell table:style-name="Table15.A1" office:value-type="string">
            <text:p text:style-name="P8">Tension Sources:</text:p>
          </table:table-cell>
        </table:table-row>
      </table:table>
      <text:p text:style-name="P8"/>
      <text:p text:style-name="P5"><text:span text:style-name="T1">Other Notes for Act </text:span><text:span text:style-name="T3">Three</text:span><text:span text:style-name="T1">:</text:span></text:p>
      <text:p text:style-name="P11"/>
      <text:p text:style-name="P11">a short descrip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16:39:35.380239918</meta:creation-date>
    <dc:date>2022-12-17T09:46:20.100817853</dc:date>
    <meta:editing-duration>PT8H39M34S</meta:editing-duration>
    <meta:editing-cycles>6</meta:editing-cycles>
    <meta:generator>LibreOffice/6.4.7.2$Linux_X86_64 LibreOffice_project/40$Build-2</meta:generator>
    <meta:document-statistic meta:table-count="15" meta:image-count="0" meta:object-count="0" meta:page-count="3" meta:paragraph-count="72" meta:word-count="233" meta:character-count="1435" meta:non-whitespace-character-count="1268"/>
  </office:meta>
</office:document-meta>
</file>